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java.util.Vector;</text:p>
      <text:p text:style-name="Normal"><text:s/></text:p>
      <text:p text:style-name="Normal">class Producer extends Thread {</text:p>
      <text:p text:style-name="Normal"><text:s text:c="4"/></text:p>
      <text:p text:style-name="Normal">// initialization of queue size<text:s/></text:p>
      <text:p text:style-name="Normal">static final int MAX = 7;</text:p>
      <text:p text:style-name="Normal">private Vector messages = new Vector();</text:p>
      <text:p text:style-name="Normal"><text:s/></text:p>
      <text:p text:style-name="Normal">@Override<text:s/></text:p>
      <text:p text:style-name="Normal">public void run()</text:p>
      <text:p text:style-name="Normal">{</text:p>
      <text:p text:style-name="Normal"><text:s text:c="3"/>try{</text:p>
      <text:p text:style-name="Normal"><text:s text:c="7"/>while (true) {</text:p>
      <text:p text:style-name="Normal"><text:s text:c="11"/></text:p>
      <text:p text:style-name="Normal"><text:s text:c="4"/>// producing a message to send to the consumer</text:p>
      <text:p text:style-name="Normal"><text:s text:c="4"/>putMessage();</text:p>
      <text:p text:style-name="Normal"><text:s text:c="4"/></text:p>
      <text:p text:style-name="Normal"><text:s text:c="4"/>// producer goes to sleep when the queue is full<text:s/></text:p>
      <text:p text:style-name="Normal"><text:s text:c="4"/>sleep(1000);</text:p>
      <text:p text:style-name="Normal"><text:s text:c="3"/>}</text:p>
      <text:p text:style-name="Normal"><text:s text:c="4"/>}</text:p>
      <text:p text:style-name="Normal"><text:s text:c="4"/>catch (InterruptedException e) {</text:p>
      <text:p text:style-name="Normal"><text:s text:c="4"/>}</text:p>
      <text:p text:style-name="Normal"><text:s text:c="4"/>}</text:p>
      <text:p text:style-name="Normal"><text:s/></text:p>
      <text:p text:style-name="Normal">private synchronized void putMessage()</text:p>
      <text:p text:style-name="Normal">throws InterruptedException</text:p>
      <text:p text:style-name="Normal">{</text:p>
      <text:p text:style-name="Normal"><text:s text:c="4"/></text:p>
      <text:p text:style-name="Normal">// checks whether the queue is full or not<text:s/></text:p>
      <text:p text:style-name="Normal">while (message.size() == MAX)</text:p>
      <text:p text:style-name="Normal"><text:s/></text:p>
      <text:p text:style-name="Normal">// waits for the queue to get empty<text:s/></text:p>
      <text:p text:style-name="Normal">wait();</text:p>
      <text:p text:style-name="Normal"><text:s/></text:p>
      <text:p text:style-name="Normal">// then again adds element or messages<text:s/></text:p>
      <text:p text:style-name="Normal">messages.addElement(new java.util.Date(). toString());</text:p>
      <text:p text:style-name="Normal">notify(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10-24T21:46:00Z</meta:creation-date>
    <dc:date>2022-10-24T21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111" meta:character-count="746" meta:row-count="5" meta:non-whitespace-character-count="636"/>
  </office:meta>
</office:document-meta>
</file>